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true" fo:font-size="6pt" style:font-size-asian="6pt" style:font-size-complex="6pt"/>
    </style:style>
    <style:style style:name="ce3" style:family="table-cell" style:parent-style-name="Default">
      <style:table-cell-properties fo:border-bottom="none" fo:border-left="none" fo:border-right="0.54pt solid #000000" fo:border-top="none"/>
    </style:style>
    <style:style style:name="ce4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  <style:text-properties style:text-outline="true" fo:font-size="6pt" style:font-size-asian="6pt" style:font-size-complex="6pt"/>
    </style:style>
    <style:style style:name="ce5" style:family="table-cell" style:parent-style-name="Default">
      <style:text-properties style:text-outline="true"/>
    </style:style>
    <style:style style:name="ce6" style:family="table-cell" style:parent-style-name="Default">
      <style:table-cell-properties fo:border-bottom="0.54pt solid #000000" fo:border-left="0.54pt solid #000000" fo:border-right="none" fo:border-top="none"/>
    </style:style>
    <style:style style:name="ce7" style:family="table-cell" style:parent-style-name="Default">
      <style:table-cell-properties fo:border-bottom="none" style:diagonal-bl-tr="none" fo:border-left="0.54pt solid #000000" fo:border-right="0.54pt solid #000000" fo:border-top="0.54pt solid #000000"/>
    </style:style>
    <style:style style:name="ce8" style:family="table-cell" style:parent-style-name="Default">
      <style:table-cell-properties fo:border-bottom="none" fo:border-left="0.54pt solid #000000" fo:border-right="none" fo:border-top="none"/>
    </style:style>
    <style:style style:name="ce9" style:family="table-cell" style:parent-style-name="Default">
      <style:table-cell-properties style:diagonal-tl-br="0.54pt solid #000000"/>
    </style:style>
    <style:style style:name="ce10" style:family="table-cell" style:parent-style-name="Default">
      <style:table-cell-properties fo:border-bottom="0.54pt solid #000000" fo:border-left="none" fo:border-right="none" fo:border-top="none"/>
      <style:text-properties style:text-outline="true"/>
    </style:style>
    <style:style style:name="ce11" style:family="table-cell" style:parent-style-name="Default">
      <style:table-cell-properties fo:border-bottom="0.54pt solid #000000" style:diagonal-tl-br="none" fo:border-left="0.54pt solid #000000" fo:border-right="none" fo:border-top="none"/>
    </style:style>
    <style:style style:name="ce12" style:family="table-cell" style:parent-style-name="Default">
      <style:table-cell-properties fo:border-bottom="0.5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54pt solid #000000"/>
    </style:style>
    <style:style style:name="ce14" style:family="table-cell" style:parent-style-name="Default">
      <style:table-cell-properties style:diagonal-bl-tr="0.54pt solid #000000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0.54pt solid #000000" fo:border-top="none"/>
      <style:text-properties style:text-outline="true" fo:font-size="6pt" style:font-size-asian="6pt" style:font-size-complex="6pt"/>
    </style:style>
    <style:style style:name="ce16" style:family="table-cell" style:parent-style-name="Default">
      <style:table-cell-properties fo:border-bottom="0.54pt solid #000000" fo:border-left="none" fo:border-right="0.54pt solid #000000" fo:border-top="none"/>
    </style:style>
    <style:style style:name="ce17" style:family="table-cell" style:parent-style-name="Default">
      <style:table-cell-properties fo:border-bottom="none" style:diagonal-bl-tr="0.54pt solid #000000" style:text-align-source="fix" style:repeat-content="false" fo:border-left="none" fo:border-right="none" fo:border-top="0.54pt solid #000000" style:vertical-align="bottom"/>
      <style:paragraph-properties fo:text-align="start" fo:margin-left="0cm"/>
      <style:text-properties style:text-outline="true" fo:font-size="6pt" style:font-size-asian="6pt" style:font-size-complex="6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border-left="0.54pt solid #000000" fo:border-right="0.54pt solid #000000" fo:border-top="0.54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true" fo:font-size="6pt" style:font-size-asian="6pt" style:font-size-complex="6pt"/>
    </style:style>
    <style:style style:name="ce21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cm"/>
      <style:text-properties style:text-outline="true" fo:font-size="6pt" style:font-size-asian="6pt" style:font-size-complex="6pt"/>
    </style:style>
    <style:style style:name="ce22" style:family="table-cell" style:parent-style-name="Default">
      <style:table-cell-properties fo:border-bottom="none" fo:border-left="0.54pt solid #000000" fo:border-right="0.54pt solid #000000" fo:border-top="none"/>
    </style:style>
    <style:style style:name="ce23" style:family="table-cell" style:parent-style-name="Default">
      <style:table-cell-properties fo:border-bottom="none" style:diagonal-tl-br="0.54pt solid #000000" style:text-align-source="fix" style:repeat-content="false" fo:border-left="none" fo:border-right="none" fo:border-top="0.54pt solid #000000" style:vertical-align="bottom"/>
      <style:paragraph-properties fo:text-align="start" fo:margin-left="0cm"/>
      <style:text-properties style:text-outline="true" fo:font-size="6pt" style:font-size-asian="6pt" style:font-size-complex="6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54pt solid #000000" fo:border-top="0.54pt solid #000000"/>
    </style:style>
    <style:style style:name="ce27" style:family="table-cell" style:parent-style-name="Default">
      <style:table-cell-properties style:diagonal-tl-br="0.54pt solid #000000" style:text-align-source="fix" style:repeat-content="false" style:vertical-align="top"/>
      <style:paragraph-properties fo:text-align="start" fo:margin-left="0cm"/>
      <style:text-properties style:text-outline="true" fo:font-size="6pt" style:font-size-asian="6pt" style:font-size-complex="6pt"/>
    </style:style>
    <style:style style:name="ce28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style:text-outline="true" fo:font-size="6pt" style:font-size-asian="6pt" style:font-size-complex="6pt"/>
    </style:style>
    <style:style style:name="ce29" style:family="table-cell" style:parent-style-name="Default">
      <style:table-cell-properties fo:border-bottom="0.54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style:text-outline="true" fo:font-size="6pt" style:font-size-asian="6pt" style:font-size-complex="6pt"/>
    </style:style>
    <style:style style:name="ce30" style:family="table-cell" style:parent-style-name="Default">
      <style:table-cell-properties style:diagonal-bl-tr="0.54pt solid #000000"/>
    </style:style>
    <style:style style:name="ce31" style:family="table-cell" style:parent-style-name="Default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diagonal-bl-tr="0.54pt solid #000000" fo:border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54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outline="true" fo:font-size="6pt" style:font-size-asian="6pt" style:font-size-complex="6pt"/>
    </style:style>
    <style:style style:name="ce35" style:family="table-cell" style:parent-style-name="Default">
      <style:table-cell-properties fo:border-bottom="0.54pt solid #000000" fo:border-left="none" fo:border-right="none" fo:border-top="none"/>
      <style:text-properties style:text-outline="true" fo:font-size="6pt" style:font-size-asian="6pt" style:font-size-complex="6pt"/>
    </style:style>
    <style:style style:name="ce36" style:family="table-cell" style:parent-style-name="Default">
      <style:table-cell-properties fo:border="none" style:vertical-align="bottom"/>
      <style:text-properties fo:font-size="6pt" style:font-size-asian="6pt" style:font-size-complex="6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5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text-outline="true" fo:font-size="6pt" style:font-size-asian="6pt" style:font-size-complex="6pt"/>
    </style:style>
    <style:style style:name="ce39" style:family="table-cell" style:parent-style-name="Default">
      <style:table-cell-properties fo:border-bottom="0.54pt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text-outline="true" fo:font-size="6pt" style:font-size-asian="6pt" style:font-size-complex="6pt"/>
    </style:style>
    <style:style style:name="ce41" style:family="table-cell" style:parent-style-name="Default">
      <style:table-cell-properties style:diagonal-tl-br="0.54pt solid #000000" style:text-align-source="fix" style:repeat-content="false" fo:border="none" style:vertical-align="bottom"/>
      <style:paragraph-properties fo:text-align="start" fo:margin-left="0cm"/>
      <style:text-properties style:text-outline="true" fo:font-size="6pt" style:font-size-asian="6pt" style:font-size-complex="6pt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text-outline="true" fo:font-size="6pt" style:font-size-asian="6pt" style:font-size-complex="6pt"/>
    </style:style>
    <style:style style:name="ce43" style:family="table-cell" style:parent-style-name="Default">
      <style:table-cell-properties style:diagonal-tl-br="none"/>
    </style:style>
    <style:style style:name="ce44" style:family="table-cell" style:parent-style-name="Default">
      <style:table-cell-properties fo:border-bottom="0.54pt solid #000000" style:text-align-source="fix" style:repeat-content="false" fo:border-left="none" fo:border-right="none" fo:border-top="none" style:vertical-align="top"/>
      <style:paragraph-properties fo:text-align="end" fo:margin-left="0cm"/>
      <style:text-properties style:text-outline="true" fo:font-size="6pt" style:font-size-asian="6pt" style:font-size-complex="6pt"/>
    </style:style>
    <style:style style:name="ce45" style:family="table-cell" style:parent-style-name="Default">
      <style:table-cell-properties style:diagonal-bl-tr="0.54pt solid #000000" style:text-align-source="fix" style:repeat-content="false" style:vertical-align="top"/>
      <style:paragraph-properties fo:text-align="end" fo:margin-left="0cm"/>
      <style:text-properties style:text-outline="true" fo:font-size="6pt" style:font-size-asian="6pt" style:font-size-complex="6pt"/>
    </style:style>
    <style:style style:name="gr1" style:family="graphic">
      <style:graphic-properties draw:stroke="none" draw:fill-color="#000000" draw:textarea-horizontal-align="center" draw:textarea-vertical-align="middle"/>
    </style:style>
    <style:style style:name="gr2" style:family="graphic">
      <style:graphic-properties svg:stroke-color="#0000ff" draw:textarea-horizontal-align="center" draw:textarea-vertical-align="middl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fill-color="#808000" draw:textarea-horizontal-align="center" draw:textarea-vertical-align="middle"/>
    </style:style>
    <style:style style:name="gr6" style:family="graphic">
      <style:graphic-properties draw:fill-color="#008000" draw:textarea-horizontal-align="center" draw:textarea-vertical-align="middle"/>
    </style:style>
    <style:style style:name="gr7" style:family="graphic">
      <style:graphic-properties draw:stroke="none" draw:fill-color="#000000" draw:textarea-horizontal-align="center" draw:textarea-vertical-align="middle"/>
    </style:style>
    <style:style style:name="gr8" style:family="graphic">
      <style:graphic-properties draw:fill-color="#008000" draw:textarea-horizontal-align="center" draw:textarea-vertical-align="middle"/>
    </style:style>
    <style:style style:name="gr9" style:family="graphic">
      <style:graphic-properties draw:stroke="dash" draw:stroke-dash="Ultrafine_20_Dashed" svg:stroke-width="0.03cm" draw:marker-start-width="0.26cm" draw:marker-end-width="0.26cm" draw:fill="none" draw:textarea-horizontal-align="center" draw:textarea-vertical-align="middle" fo:padding-top="0.015cm" fo:padding-bottom="0.015cm" fo:padding-left="0.015cm" fo:padding-right="0.015cm"/>
    </style:style>
    <style:style style:name="gr10" style:family="graphic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color="#00ffff" fo:font-size="6pt" style:font-size-asian="6pt" style:font-size-complex="6pt"/>
    </style:style>
    <style:style style:name="P4" style:family="paragraph">
      <style:paragraph-properties fo:text-align="center"/>
      <style:text-properties style:text-outline="true" style:font-name="Liberation Sans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ffff" fo:font-size="6pt" style:font-size-asian="6pt" style:font-size-complex="6pt"/>
    </style:style>
    <style:style style:name="T3" style:family="text">
      <style:text-properties style:text-outline="true" style:font-name="Liberation Sans" fo:font-size="6pt" style:font-size-asian="6pt" style:font-size-complex="6pt"/>
    </style:style>
    <style:style style:name="T4" style:family="text">
      <style:text-properties style:text-outline="true" style:text-position="sub 58%" style:font-name="Liberation Sans" fo:font-size="6pt" style:font-size-asian="6pt" style:font-size-complex="6pt"/>
    </style:style>
    <style:style style:name="T5" style:family="text">
      <style:text-properties style:text-position="sub 58%" style:font-size-asian="10pt" style:font-size-complex="10pt"/>
    </style:style>
    <style:style style:name="T6" style:family="text">
      <style:text-properties style:text-position="sub 58%"/>
    </style:style>
    <style:style style:name="T7" style:family="text">
      <style:text-properties style:text-position="super 58%"/>
    </style:style>
  </office:automatic-styles>
  <office:body>
    <office:spreadsheet>
      <table:table table:name="Terv" table:style-name="ta1" table:print-ranges="Terv.B2:Terv.P10">
        <table:shapes>
          <draw:rect draw:z-index="0" draw:style-name="gr1" draw:text-style-name="P1" svg:width="0.573cm" svg:height="0.035cm" svg:x="5.254cm" svg:y="2.698cm">
            <text:p/>
          </draw:rect>
          <draw:rect draw:z-index="1" draw:style-name="gr1" draw:text-style-name="P1" svg:width="0.04cm" svg:height="0.44cm" svg:x="6.03cm" svg:y="0.49cm">
            <text:p/>
          </draw:rect>
          <draw:rect draw:z-index="2" draw:style-name="gr2" draw:text-style-name="P2" svg:width="0.153cm" svg:height="0.177cm" svg:x="1.43cm" svg:y="1.89cm">
            <text:p text:style-name="P1"><text:span text:style-name="T1">C</text:span></text:p>
          </draw:rect>
          <draw:circle draw:z-index="3" draw:style-name="gr3" draw:text-style-name="P1" svg:width="0.085cm" svg:height="0.085cm" svg:x="1.47cm" svg:y="0.94cm">
            <text:p/>
          </draw:circle>
          <draw:circle draw:z-index="4" draw:style-name="gr3" draw:text-style-name="P1" svg:width="0.085cm" svg:height="0.085cm" svg:x="1.469cm" svg:y="1.447cm">
            <text:p/>
          </draw:circle>
          <draw:circle draw:z-index="5" draw:style-name="gr3" draw:text-style-name="P1" svg:width="0.085cm" svg:height="0.085cm" svg:x="0.958cm" svg:y="2.939cm">
            <text:p/>
          </draw:circle>
          <draw:circle draw:z-index="6" draw:style-name="gr3" draw:text-style-name="P1" svg:width="0.085cm" svg:height="0.085cm" svg:x="0.959cm" svg:y="2.442cm">
            <text:p/>
          </draw:circle>
          <draw:rect draw:z-index="7" draw:style-name="gr2" draw:text-style-name="P2" svg:width="0.153cm" svg:height="0.177cm" svg:x="1.93cm" svg:y="0.9cm">
            <text:p text:style-name="P1"><text:span text:style-name="T1">C</text:span></text:p>
          </draw:rect>
          <draw:rect draw:z-index="8" draw:style-name="gr2" draw:text-style-name="P2" svg:width="0.153cm" svg:height="0.177cm" svg:x="1.93cm" svg:y="1.4cm">
            <text:p text:style-name="P1"><text:span text:style-name="T1">B</text:span></text:p>
          </draw:rect>
          <draw:rect draw:z-index="9" draw:style-name="gr2" draw:text-style-name="P2" svg:width="0.153cm" svg:height="0.177cm" svg:x="1.928cm" svg:y="1.894cm">
            <text:p text:style-name="P1"><text:span text:style-name="T1">E</text:span></text:p>
          </draw:rect>
          <draw:rect draw:z-index="10" draw:style-name="gr4" draw:text-style-name="P2" svg:width="0.153cm" svg:height="0.177cm" svg:x="2.44cm" svg:y="0.9cm">
            <text:p text:style-name="P1"><text:span text:style-name="T1">B</text:span></text:p>
          </draw:rect>
          <draw:rect draw:z-index="11" draw:style-name="gr4" draw:text-style-name="P2" svg:width="0.153cm" svg:height="0.177cm" svg:x="2.44cm" svg:y="1.4cm">
            <text:p text:style-name="P1"><text:span text:style-name="T1">C</text:span></text:p>
          </draw:rect>
          <draw:rect draw:z-index="12" draw:style-name="gr4" draw:text-style-name="P2" svg:width="0.153cm" svg:height="0.177cm" svg:x="2.444cm" svg:y="1.893cm">
            <text:p text:style-name="P1"><text:span text:style-name="T1">E</text:span></text:p>
          </draw:rect>
          <draw:rect draw:z-index="13" draw:style-name="gr2" draw:text-style-name="P2" svg:width="0.153cm" svg:height="0.177cm" svg:x="1.434cm" svg:y="2.402cm">
            <text:p text:style-name="P1"><text:span text:style-name="T1">B</text:span></text:p>
          </draw:rect>
          <draw:rect draw:z-index="14" draw:style-name="gr2" draw:text-style-name="P2" svg:width="0.153cm" svg:height="0.177cm" svg:x="1.43cm" svg:y="2.9cm">
            <text:p text:style-name="P1"><text:span text:style-name="T1">E</text:span></text:p>
          </draw:rect>
          <draw:rect draw:z-index="15" draw:style-name="gr4" draw:text-style-name="P2" svg:width="0.153cm" svg:height="0.177cm" svg:x="1.93cm" svg:y="2.4cm">
            <text:p text:style-name="P1"><text:span text:style-name="T1">B</text:span></text:p>
          </draw:rect>
          <draw:rect draw:z-index="16" draw:style-name="gr4" draw:text-style-name="P2" svg:width="0.153cm" svg:height="0.177cm" svg:x="1.93cm" svg:y="2.9cm">
            <text:p text:style-name="P1"><text:span text:style-name="T1">C</text:span></text:p>
          </draw:rect>
          <draw:rect draw:z-index="17" draw:style-name="gr4" draw:text-style-name="P2" svg:width="0.153cm" svg:height="0.177cm" svg:x="1.93cm" svg:y="3.4cm">
            <text:p text:style-name="P1"><text:span text:style-name="T1">E</text:span></text:p>
          </draw:rect>
          <draw:circle draw:z-index="18" draw:style-name="gr3" draw:text-style-name="P1" svg:width="0.085cm" svg:height="0.085cm" svg:x="2.98cm" svg:y="0.94cm">
            <text:p/>
          </draw:circle>
          <draw:circle draw:z-index="19" draw:style-name="gr3" draw:text-style-name="P1" svg:width="0.085cm" svg:height="0.085cm" svg:x="2.98cm" svg:y="1.45cm">
            <text:p/>
          </draw:circle>
          <draw:circle draw:z-index="20" draw:style-name="gr5" draw:text-style-name="P1" svg:width="0.085cm" svg:height="0.085cm" svg:x="2.98cm" svg:y="1.94cm">
            <text:p/>
          </draw:circle>
          <draw:circle draw:z-index="21" draw:style-name="gr3" draw:text-style-name="P1" svg:width="0.085cm" svg:height="0.085cm" svg:x="2.98cm" svg:y="2.44cm">
            <text:p/>
          </draw:circle>
          <draw:circle draw:z-index="22" draw:style-name="gr3" draw:text-style-name="P1" svg:width="0.085cm" svg:height="0.085cm" svg:x="2.98cm" svg:y="2.94cm">
            <text:p/>
          </draw:circle>
          <draw:circle draw:z-index="23" draw:style-name="gr3" draw:text-style-name="P1" svg:width="0.085cm" svg:height="0.085cm" svg:x="3.48cm" svg:y="0.94cm">
            <text:p/>
          </draw:circle>
          <draw:circle draw:z-index="24" draw:style-name="gr3" draw:text-style-name="P1" svg:width="0.085cm" svg:height="0.085cm" svg:x="3.48cm" svg:y="1.45cm">
            <text:p/>
          </draw:circle>
          <draw:circle draw:z-index="25" draw:style-name="gr3" draw:text-style-name="P1" svg:width="0.085cm" svg:height="0.085cm" svg:x="3.48cm" svg:y="2.44cm">
            <text:p/>
          </draw:circle>
          <draw:circle draw:z-index="26" draw:style-name="gr3" draw:text-style-name="P1" svg:width="0.085cm" svg:height="0.085cm" svg:x="3.481cm" svg:y="2.939cm">
            <text:p/>
          </draw:circle>
          <draw:circle draw:z-index="27" draw:style-name="gr5" draw:text-style-name="P1" svg:width="0.085cm" svg:height="0.085cm" svg:x="3.48cm" svg:y="1.94cm">
            <text:p/>
          </draw:circle>
          <draw:rect draw:z-index="28" draw:style-name="gr4" draw:text-style-name="P2" svg:width="0.153cm" svg:height="0.177cm" svg:x="3.96cm" svg:y="0.9cm">
            <text:p text:style-name="P1"><text:span text:style-name="T1">B</text:span></text:p>
          </draw:rect>
          <draw:rect draw:z-index="29" draw:style-name="gr4" draw:text-style-name="P2" svg:width="0.153cm" svg:height="0.177cm" svg:x="3.96cm" svg:y="1.4cm">
            <text:p text:style-name="P1"><text:span text:style-name="T1">C</text:span></text:p>
          </draw:rect>
          <draw:rect draw:z-index="30" draw:style-name="gr4" draw:text-style-name="P2" svg:width="0.153cm" svg:height="0.177cm" svg:x="3.96cm" svg:y="1.89cm">
            <text:p text:style-name="P1"><text:span text:style-name="T1">E</text:span></text:p>
          </draw:rect>
          <draw:rect draw:z-index="31" draw:style-name="gr4" draw:text-style-name="P2" svg:width="0.153cm" svg:height="0.177cm" svg:x="4.46cm" svg:y="2.4cm">
            <text:p text:style-name="P1"><text:span text:style-name="T1">B</text:span></text:p>
          </draw:rect>
          <draw:rect draw:z-index="32" draw:style-name="gr4" draw:text-style-name="P2" svg:width="0.153cm" svg:height="0.177cm" svg:x="4.46cm" svg:y="2.9cm">
            <text:p text:style-name="P1"><text:span text:style-name="T1">C</text:span></text:p>
          </draw:rect>
          <draw:rect draw:z-index="33" draw:style-name="gr4" draw:text-style-name="P2" svg:width="0.153cm" svg:height="0.177cm" svg:x="4.46cm" svg:y="3.4cm">
            <text:p text:style-name="P1"><text:span text:style-name="T1">E</text:span></text:p>
          </draw:rect>
          <draw:rect draw:z-index="34" draw:style-name="gr2" draw:text-style-name="P2" svg:width="0.153cm" svg:height="0.177cm" svg:x="4.46cm" svg:y="0.9cm">
            <text:p text:style-name="P1"><text:span text:style-name="T1">C</text:span></text:p>
          </draw:rect>
          <draw:rect draw:z-index="35" draw:style-name="gr2" draw:text-style-name="P2" svg:width="0.153cm" svg:height="0.177cm" svg:x="4.46cm" svg:y="1.4cm">
            <text:p text:style-name="P1"><text:span text:style-name="T1">B</text:span></text:p>
          </draw:rect>
          <draw:rect draw:z-index="36" draw:style-name="gr2" draw:text-style-name="P2" svg:width="0.153cm" svg:height="0.177cm" svg:x="4.46cm" svg:y="1.89cm">
            <text:p text:style-name="P1"><text:span text:style-name="T1">E</text:span></text:p>
          </draw:rect>
          <draw:circle draw:z-index="37" draw:style-name="gr3" draw:text-style-name="P1" svg:width="0.085cm" svg:height="0.085cm" svg:x="5cm" svg:y="0.94cm">
            <text:p/>
          </draw:circle>
          <draw:circle draw:z-index="38" draw:style-name="gr3" draw:text-style-name="P1" svg:width="0.085cm" svg:height="0.085cm" svg:x="5cm" svg:y="1.452cm">
            <text:p/>
          </draw:circle>
          <draw:rect draw:z-index="39" draw:style-name="gr2" draw:text-style-name="P2" svg:width="0.153cm" svg:height="0.177cm" svg:x="4.97cm" svg:y="1.89cm">
            <text:p text:style-name="P1"><text:span text:style-name="T1">C</text:span></text:p>
          </draw:rect>
          <draw:rect draw:z-index="40" draw:style-name="gr2" draw:text-style-name="P2" svg:width="0.153cm" svg:height="0.177cm" svg:x="4.97cm" svg:y="2.4cm">
            <text:p text:style-name="P1"><text:span text:style-name="T1">B</text:span></text:p>
          </draw:rect>
          <draw:rect draw:z-index="41" draw:style-name="gr2" draw:text-style-name="P2" svg:width="0.153cm" svg:height="0.177cm" svg:x="4.97cm" svg:y="2.9cm">
            <text:p text:style-name="P1"><text:span text:style-name="T1">E</text:span></text:p>
          </draw:rect>
          <draw:circle draw:z-index="42" draw:style-name="gr3" draw:text-style-name="P1" svg:width="0.085cm" svg:height="0.085cm" svg:x="5.504cm" svg:y="2.442cm">
            <text:p/>
          </draw:circle>
          <draw:circle draw:z-index="43" draw:style-name="gr3" draw:text-style-name="P1" svg:width="0.085cm" svg:height="0.085cm" svg:x="5.498cm" svg:y="2.944cm">
            <text:p/>
          </draw:circle>
          <draw:circle draw:z-index="44" draw:style-name="gr6" draw:text-style-name="P1" svg:width="0.085cm" svg:height="0.085cm" svg:x="6.01cm" svg:y="2.94cm">
            <text:p/>
          </draw:circle>
          <draw:circle draw:z-index="45" draw:style-name="gr6" draw:text-style-name="P1" svg:width="0.085cm" svg:height="0.085cm" svg:x="6.009cm" svg:y="3.94cm">
            <text:p/>
          </draw:circle>
          <draw:rect draw:z-index="46" draw:style-name="gr2" draw:text-style-name="P2" svg:width="0.153cm" svg:height="0.177cm" svg:x="6.98cm" svg:y="1.89cm">
            <text:p text:style-name="P1"><text:span text:style-name="T1">C</text:span></text:p>
          </draw:rect>
          <draw:rect draw:z-index="47" draw:style-name="gr2" draw:text-style-name="P2" svg:width="0.153cm" svg:height="0.177cm" svg:x="6.98cm" svg:y="2.4cm">
            <text:p text:style-name="P1"><text:span text:style-name="T1">B</text:span></text:p>
          </draw:rect>
          <draw:rect draw:z-index="48" draw:style-name="gr2" draw:text-style-name="P2" svg:width="0.153cm" svg:height="0.177cm" svg:x="6.98cm" svg:y="2.9cm">
            <text:p text:style-name="P1"><text:span text:style-name="T1">E</text:span></text:p>
          </draw:rect>
          <draw:rect draw:z-index="49" draw:style-name="gr4" draw:text-style-name="P2" svg:width="0.153cm" svg:height="0.177cm" svg:x="7.48cm" svg:y="2.4cm">
            <text:p text:style-name="P1"><text:span text:style-name="T1">B</text:span></text:p>
          </draw:rect>
          <draw:rect draw:z-index="50" draw:style-name="gr4" draw:text-style-name="P2" svg:width="0.153cm" svg:height="0.177cm" svg:x="7.48cm" svg:y="2.9cm">
            <text:p text:style-name="P1"><text:span text:style-name="T1">C</text:span></text:p>
          </draw:rect>
          <draw:rect draw:z-index="51" draw:style-name="gr4" draw:text-style-name="P2" svg:width="0.153cm" svg:height="0.177cm" svg:x="7.48cm" svg:y="3.4cm">
            <text:p text:style-name="P1"><text:span text:style-name="T1">E</text:span></text:p>
          </draw:rect>
          <draw:circle draw:z-index="52" draw:style-name="gr3" draw:text-style-name="P1" svg:width="0.085cm" svg:height="0.085cm" svg:x="7.01cm" svg:y="1.45cm">
            <text:p/>
          </draw:circle>
          <draw:circle draw:z-index="53" draw:style-name="gr3" draw:text-style-name="P1" svg:width="0.085cm" svg:height="0.085cm" svg:x="7.01cm" svg:y="0.94cm">
            <text:p/>
          </draw:circle>
          <draw:circle draw:z-index="54" draw:style-name="gr6" draw:text-style-name="P1" svg:width="0.085cm" svg:height="0.085cm" svg:x="6.012cm" svg:y="4.434cm">
            <text:p/>
          </draw:circle>
          <draw:circle draw:z-index="55" draw:style-name="gr3" draw:text-style-name="P1" svg:width="0.085cm" svg:height="0.085cm" svg:x="6.51cm" svg:y="2.44cm">
            <text:p/>
          </draw:circle>
          <draw:circle draw:z-index="56" draw:style-name="gr3" draw:text-style-name="P1" svg:width="0.085cm" svg:height="0.085cm" svg:x="6.51cm" svg:y="2.94cm">
            <text:p/>
          </draw:circle>
          <draw:circle draw:z-index="57" draw:style-name="gr6" draw:text-style-name="P1" svg:width="0.085cm" svg:height="0.085cm" svg:x="6.01cm" svg:y="2.44cm">
            <text:p/>
          </draw:circle>
          <draw:rect draw:z-index="58" draw:style-name="gr1" draw:text-style-name="P1" svg:width="0.04cm" svg:height="0.76cm" svg:x="5.254cm" svg:y="2.704cm">
            <text:p/>
          </draw:rect>
          <draw:rect draw:z-index="59" draw:style-name="gr1" draw:text-style-name="P1" svg:width="0.04cm" svg:height="1.258cm" svg:x="5.793cm" svg:y="1.469cm">
            <text:p/>
          </draw:rect>
          <draw:rect draw:z-index="60" draw:style-name="gr7" draw:text-style-name="P1" svg:width="0.52cm" svg:height="0.04cm" svg:x="5.799cm" svg:y="1.469cm">
            <text:p/>
          </draw:rect>
          <draw:rect draw:z-index="61" draw:style-name="gr8" draw:text-style-name="P3" svg:width="0.164cm" svg:height="0.148cm" svg:x="5.968cm" svg:y="0.91cm">
            <text:p text:style-name="P1"><text:span text:style-name="T2">+</text:span></text:p>
          </draw:rect>
          <draw:rect draw:z-index="62" draw:style-name="gr8" draw:text-style-name="P3" svg:width="0.164cm" svg:height="0.148cm" svg:x="6.16cm" svg:y="1.42cm">
            <text:p text:style-name="P1"><text:span text:style-name="T2">-</text:span></text:p>
          </draw:rect>
          <draw:rect draw:z-index="63" draw:style-name="gr2" draw:text-style-name="P2" svg:width="0.153cm" svg:height="0.177cm" svg:x="7.48cm" svg:y="1.89cm">
            <text:p text:style-name="P1"><text:span text:style-name="T1">E</text:span></text:p>
          </draw:rect>
          <draw:rect draw:z-index="64" draw:style-name="gr2" draw:text-style-name="P2" svg:width="0.153cm" svg:height="0.177cm" svg:x="7.48cm" svg:y="1.4cm">
            <text:p text:style-name="P1"><text:span text:style-name="T1">B</text:span></text:p>
          </draw:rect>
          <draw:rect draw:z-index="65" draw:style-name="gr2" draw:text-style-name="P2" svg:width="0.153cm" svg:height="0.177cm" svg:x="7.48cm" svg:y="0.9cm">
            <text:p text:style-name="P1"><text:span text:style-name="T1">C</text:span></text:p>
          </draw:rect>
          <draw:rect draw:z-index="66" draw:style-name="gr4" draw:text-style-name="P2" svg:width="0.153cm" svg:height="0.177cm" svg:x="7.99cm" svg:y="0.9cm">
            <text:p text:style-name="P1"><text:span text:style-name="T1">B</text:span></text:p>
          </draw:rect>
          <draw:rect draw:z-index="67" draw:style-name="gr4" draw:text-style-name="P2" svg:width="0.153cm" svg:height="0.177cm" svg:x="7.99cm" svg:y="1.401cm">
            <text:p text:style-name="P1"><text:span text:style-name="T1">C</text:span></text:p>
          </draw:rect>
          <draw:rect draw:z-index="68" draw:style-name="gr4" draw:text-style-name="P2" svg:width="0.153cm" svg:height="0.177cm" svg:x="7.99cm" svg:y="1.89cm">
            <text:p text:style-name="P1"><text:span text:style-name="T1">E</text:span></text:p>
          </draw:rect>
          <draw:rect draw:z-index="69" draw:style-name="gr9" draw:text-style-name="P1" svg:width="0.476cm" svg:height="3.998cm" svg:x="5.918cm" svg:y="0.771cm">
            <text:p/>
          </draw:rect>
          <draw:rect draw:z-index="70" draw:style-name="gr10" draw:text-style-name="P4" svg:width="0.261cm" svg:height="0.269cm" svg:x="5.566cm" svg:y="2.601cm">
            <text:p text:style-name="P4"><text:span text:style-name="T3">R</text:span><text:span text:style-name="T4">4</text:span></text:p>
          </draw:rect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/>
          <table:table-cell table:style-name="ce13"/>
          <table:table-cell table:style-name="ce17" office:value-type="string" table:number-columns-spanned="1" table:number-rows-spanned="2">
            <text:p><text:s text:c="2"/>Q<text:span text:style-name="T6">5</text:span></text:p>
          </table:table-cell>
          <table:table-cell table:style-name="ce19"/>
          <table:table-cell table:style-name="ce23" office:value-type="string" table:number-columns-spanned="1" table:number-rows-spanned="2">
            <text:p>D<text:span text:style-name="T6">2</text:span></text:p>
          </table:table-cell>
          <table:table-cell table:style-name="ce26" table:number-columns-repeated="2"/>
          <table:table-cell table:style-name="ce33" table:number-columns-repeated="2"/>
          <table:table-cell table:style-name="ce13"/>
          <table:table-cell table:style-name="ce26" table:number-columns-repeated="2"/>
          <table:table-cell table:style-name="ce13"/>
          <table:table-cell table:style-name="ce2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2" office:value-type="string">
            <text:p>R<text:span text:style-name="T5">2 <text:s/></text:span></text:p>
          </table:table-cell>
          <table:table-cell table:style-name="ce4" office:value-type="string">
            <text:p>Q<text:span text:style-name="T6">1 <text:s/></text:span></text:p>
          </table:table-cell>
          <table:table-cell table:style-name="ce14" table:number-columns-spanned="1" table:number-rows-spanned="2"/>
          <table:covered-table-cell table:style-name="ce18"/>
          <table:table-cell table:style-name="ce20" office:value-type="string">
            <text:p>D<text:span text:style-name="T6">1</text:span></text:p>
          </table:table-cell>
          <table:covered-table-cell table:style-name="ce24"/>
          <table:table-cell table:style-name="ce27" office:value-type="string" table:number-columns-spanned="1" table:number-rows-spanned="2">
            <text:p><text:s text:c="2"/>Q<text:span text:style-name="T6">6</text:span></text:p>
          </table:table-cell>
          <table:table-cell table:style-name="ce29" office:value-type="string">
            <text:p><text:s/>Q<text:span text:style-name="T6">4</text:span></text:p>
          </table:table-cell>
          <table:table-cell table:style-name="ce34" office:value-type="string">
            <text:p>R<text:span text:style-name="T6">3</text:span></text:p>
          </table:table-cell>
          <table:table-cell table:number-columns-repeated="2"/>
          <table:table-cell table:style-name="ce42" office:value-type="string">
            <text:p>R<text:span text:style-name="T6">3</text:span>' </text:p>
          </table:table-cell>
          <table:table-cell table:style-name="ce44" office:value-type="string">
            <text:p>Q<text:span text:style-name="T6">4</text:span>' <text:s/></text:p>
          </table:table-cell>
          <table:table-cell table:style-name="ce45" office:value-type="string" table:number-columns-spanned="1" table:number-rows-spanned="2">
            <text:p>Q<text:span text:style-name="T6">6</text:span>' <text:s/>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8"/>
          <table:covered-table-cell/>
          <table:table-cell table:style-name="ce12"/>
          <table:table-cell table:style-name="ce21" office:value-type="string">
            <text:p>M</text:p>
          </table:table-cell>
          <table:table-cell table:style-name="ce12"/>
          <table:covered-table-cell/>
          <table:table-cell/>
          <table:table-cell table:style-name="ce8"/>
          <table:table-cell table:number-columns-repeated="2"/>
          <table:table-cell table:style-name="ce3"/>
          <table:table-cell/>
          <table:covered-table-cell/>
          <table:table-cell table:number-columns-repeated="1008"/>
        </table:table-row>
        <table:table-row table:style-name="ro1">
          <table:table-cell table:style-name="ce1"/>
          <table:table-cell/>
          <table:table-cell table:style-name="ce4" office:value-type="string">
            <text:p>Q<text:span text:style-name="T6">2 <text:s/></text:span></text:p>
          </table:table-cell>
          <table:table-cell table:style-name="ce9"/>
          <table:table-cell table:style-name="ce3"/>
          <table:table-cell/>
          <table:table-cell table:style-name="ce22"/>
          <table:table-cell table:style-name="ce25"/>
          <table:table-cell table:style-name="ce8"/>
          <table:table-cell table:style-name="ce30"/>
          <table:table-cell table:style-name="ce35" office:value-type="string">
            <text:p>Q<text:span text:style-name="T6">3</text:span></text:p>
          </table:table-cell>
          <table:table-cell table:style-name="ce37"/>
          <table:table-cell table:style-name="ce40" office:value-type="string">
            <text:p>B<text:span text:style-name="T7">2</text:span></text:p>
          </table:table-cell>
          <table:table-cell table:style-name="ce4" office:value-type="string">
            <text:p>Q<text:span text:style-name="T6">3</text:span>' </text:p>
          </table:table-cell>
          <table:table-cell table:style-name="ce9"/>
          <table:table-cell table:number-columns-repeated="1009"/>
        </table:table-row>
        <table:table-row table:style-name="ro1">
          <table:table-cell/>
          <table:table-cell table:style-name="ce2" office:value-type="string">
            <text:p>R<text:span text:style-name="T5">1 <text:s/></text:span></text:p>
          </table:table-cell>
          <table:table-cell table:style-name="ce5"/>
          <table:table-cell table:style-name="ce10"/>
          <table:table-cell table:style-name="ce15" office:value-type="string">
            <text:p>Q<text:span text:style-name="T6">7</text:span></text:p>
          </table:table-cell>
          <table:table-cell table:style-name="ce5"/>
          <table:table-cell table:style-name="ce20" office:value-type="string">
            <text:p>D<text:span text:style-name="T6">3</text:span></text:p>
          </table:table-cell>
          <table:table-cell table:style-name="ce20" office:value-type="string">
            <text:p>D<text:span text:style-name="T6">4</text:span></text:p>
          </table:table-cell>
          <table:table-cell table:style-name="ce28" office:value-type="string">
            <text:p>Q<text:span text:style-name="T6">8 <text:s/></text:span></text:p>
          </table:table-cell>
          <table:table-cell table:style-name="ce31"/>
          <table:table-cell/>
          <table:table-cell table:style-name="ce38"/>
          <table:table-cell table:style-name="ce41" office:value-type="string">
            <text:p>B<text:span text:style-name="T7">1</text:span></text:p>
          </table:table-cell>
          <table:table-cell/>
          <table:table-cell table:style-name="ce4" office:value-type="string">
            <text:p>Q<text:span text:style-name="T6">8</text:span>' 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16"/>
          <table:table-cell table:style-name="ce3" table:number-columns-repeated="2"/>
          <table:table-cell/>
          <table:table-cell table:style-name="ce6"/>
          <table:table-cell/>
          <table:table-cell table:style-name="ce6"/>
          <table:table-cell table:style-name="ce12" table:number-columns-repeated="2"/>
          <table:table-cell table:style-name="ce16"/>
          <table:table-cell table:style-name="ce25"/>
          <table:table-cell table:style-name="ce12"/>
          <table:table-cell table:style-name="ce25" table:number-columns-repeated="3"/>
          <table:table-cell table:number-columns-repeated="1005"/>
        </table:table-row>
        <table:table-row table:style-name="ro1">
          <table:table-cell/>
          <table:table-cell table:style-name="ce3"/>
          <table:table-cell/>
          <table:table-cell table:style-name="ce11"/>
          <table:table-cell table:style-name="ce12"/>
          <table:table-cell table:style-name="ce16" table:number-columns-repeated="2"/>
          <table:table-cell table:style-name="ce12" table:number-columns-repeated="2"/>
          <table:table-cell table:style-name="ce32"/>
          <table:table-cell table:style-name="ce36"/>
          <table:table-cell table:style-name="ce39"/>
          <table:table-cell table:style-name="ce25"/>
          <table:table-cell table:style-name="ce43"/>
          <table:table-cell table:style-name="ce9"/>
          <table:table-cell table:style-name="ce12"/>
          <table:table-cell table:style-name="ce2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12" table:number-columns-repeated="7"/>
          <table:table-cell table:style-name="ce32"/>
          <table:table-cell table:style-name="ce25"/>
          <table:table-cell table:style-name="ce29" office:value-type="string">
            <text:p>A<text:span text:style-name="T7">1</text:span></text:p>
          </table:table-cell>
          <table:table-cell table:style-name="ce12" table:number-columns-repeated="3"/>
          <table:table-cell table:style-name="ce25" table:number-columns-repeated="2"/>
          <table:table-cell table:number-columns-repeated="1006"/>
        </table:table-row>
        <table:table-row table:style-name="ro1">
          <table:table-cell table:number-columns-repeated="12"/>
          <table:table-cell table:style-name="ce34" office:value-type="string">
            <text:p>A<text:span text:style-name="T7">2</text:span>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nkalap1" table:style-name="ta1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5" table:number-columns-repeated="9"/>
          <table:table-cell table:number-columns-repeated="1012"/>
        </table:table-row>
        <table:table-row table:style-name="ro2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table:number-columns-repeated="3"/>
          <table:table-cell table:style-name="ce25" table:number-columns-repeated="3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25"/>
          <table:table-cell/>
          <table:table-cell table:style-name="ce25"/>
          <table:table-cell table:number-columns-repeated="1018"/>
        </table:table-row>
        <table:table-row table:style-name="ro2">
          <table:table-cell table:style-name="ce1"/>
          <table:table-cell/>
          <table:table-cell table:style-name="ce25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25" table:number-columns-repeated="2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3"/>
          <table:table-cell table:style-name="ce25" table:number-columns-repeated="3"/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fo:page-width="29.7cm" fo:page-height="21.001cm" style:num-format="1" style:print-orientation="landscape" fo:margin-top="1.408cm" fo:margin-bottom="0.453cm" fo:margin-left="0.168cm" fo:margin-right="0.404cm" style:scale-to="381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4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6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01:18:15</meta:creation-date>
    <dc:date>2013-05-26T14:08:58</dc:date>
    <meta:editing-duration>PT7H19M37S</meta:editing-duration>
    <meta:editing-cycles>135</meta:editing-cycles>
    <meta:generator>LibreOffice/3.5$Linux_X86_64 LibreOffice_project/350m1$Build-2</meta:generator>
    <meta:document-statistic meta:table-count="3" meta:cell-count="25" meta:object-count="71"/>
  </office:meta>
</office:document-meta>
</file>